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999999" draw:textarea-horizontal-align="justify" draw:textarea-vertical-align="middle" draw:auto-grow-height="false" fo:min-height="18.306cm" fo:min-width="12.856cm"/>
    </style:style>
    <style:style style:name="gr2" style:family="graphic" style:parent-style-name="standard">
      <style:graphic-properties svg:stroke-color="#808080" draw:fill-color="#999999" draw:textarea-horizontal-align="justify" draw:textarea-vertical-align="middle" draw:auto-grow-height="false" fo:min-height="1.45cm" fo:min-width="3.25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6.686cm" fo:min-width="12.2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standard">
      <style:graphic-properties svg:stroke-color="#000000" draw:fill-color="#eeeeee" draw:textarea-horizontal-align="justify" draw:textarea-vertical-align="middle" draw:auto-grow-height="false" fo:min-height="2.375cm" fo:min-width="3.7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Alapértelmezett-notes">
      <style:graphic-properties draw:fill-color="#ffffff" fo:min-height="13.364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style:paragraph-properties fo:line-height="115%"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="none" draw:fill-color="#ffffff"/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Liberation Sans1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">
        <office:forms form:automatic-focus="false" form:apply-design-mode="false"/>
        <draw:custom-shape draw:style-name="gr1" draw:text-style-name="P1" draw:layer="layout" svg:width="14.8cm" svg:height="20cm" svg:x="6.6cm" svg:y="0.6cm">
          <text:p/>
          <draw:enhanced-geometry svg:viewBox="0 0 21600 21600" draw:path-stretchpoint-x="10800" draw:path-stretchpoint-y="10800" draw:text-areas="?f3 ?f4 ?f5 ?f6" draw:type="round-rectangle" draw:modifiers="1330.937098844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3.4cm" svg:x="1.2cm" svg:y="8.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3.2cm" svg:height="7.4cm" svg:x="7.4cm" svg:y="5cm">
          <text:p/>
          <draw:enhanced-geometry svg:viewBox="0 0 21600 21600" draw:path-stretchpoint-x="10800" draw:path-stretchpoint-y="10800" draw:text-areas="?f3 ?f4 ?f5 ?f6" draw:type="round-rectangle" draw:modifiers="2319.37612477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3.2cm" svg:height="7.4cm" svg:x="7.4cm" svg:y="12.8cm">
          <text:p/>
          <draw:enhanced-geometry svg:viewBox="0 0 21600 21600" draw:path-stretchpoint-x="10800" draw:path-stretchpoint-y="10800" draw:text-areas="?f3 ?f4 ?f5 ?f6" draw:type="round-rectangle" draw:modifiers="2319.37612477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8.5cm" svg:height="1.673cm" svg:x="9.75cm" svg:y="1.713cm">
          <draw:text-box>
            <text:p text:style-name="P3"><text:span text:style-name="T1">MediaStream</text:span></text:p>
          </draw:text-box>
        </draw:frame>
        <draw:frame draw:style-name="gr5" draw:text-style-name="P6" draw:layer="layout" svg:width="10.8cm" svg:height="1.195cm" svg:x="8.6cm" svg:y="5.6cm">
          <draw:text-box>
            <text:p text:style-name="P5"><text:span text:style-name="T2">MediaStreamTrack: Video</text:span></text:p>
          </draw:text-box>
        </draw:frame>
        <draw:frame draw:style-name="gr6" draw:text-style-name="P6" draw:layer="layout" svg:width="10.9cm" svg:height="1.4cm" svg:x="8.55cm" svg:y="13.6cm">
          <draw:text-box>
            <text:p text:style-name="P5"><text:span text:style-name="T2">MediaSt</text:span><text:span text:style-name="T2">reamTra</text:span><text:span text:style-name="T2">ck: </text:span><text:span text:style-name="T2">Audio</text:span></text:p>
          </draw:text-box>
        </draw:frame>
        <draw:custom-shape draw:style-name="gr2" draw:text-style-name="P1" draw:layer="layout" svg:width="5cm" svg:height="3.4cm" svg:x="22cm" svg:y="8.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4.401cm" svg:height="2.801cm" svg:x="8.8cm" svg:y="15.9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319.37612477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4.401cm" svg:height="2.801cm" svg:x="14.799cm" svg:y="16cm">
          <text:p/>
          <draw:enhanced-geometry svg:viewBox="0 0 21600 21600" draw:path-stretchpoint-x="10800" draw:path-stretchpoint-y="10800" draw:text-areas="?f3 ?f4 ?f5 ?f6" draw:type="round-rectangle" draw:modifiers="2319.37612477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9" draw:layer="layout" svg:width="3.8cm" svg:height="2.117cm" svg:x="9.1cm" svg:y="16.4cm">
          <draw:text-box>
            <text:p text:style-name="P8"><text:span text:style-name="T3">Left Channel</text:span></text:p>
          </draw:text-box>
        </draw:frame>
        <draw:frame draw:style-name="gr8" draw:text-style-name="P9" draw:layer="layout" svg:width="3.8cm" svg:height="2.117cm" svg:x="15.1cm" svg:y="16.4cm">
          <draw:text-box>
            <text:p text:style-name="P8"><text:span text:style-name="T3">Right </text:span><text:span text:style-name="T3">Channel</text:span></text:p>
          </draw:text-box>
        </draw:frame>
        <draw:frame draw:style-name="gr9" draw:text-style-name="P11" draw:layer="layout" svg:width="3cm" svg:height="1.276cm" svg:x="2.1cm" svg:y="9.824cm">
          <draw:text-box>
            <text:p text:style-name="P10"><text:span text:style-name="T4">Input</text:span></text:p>
          </draw:text-box>
        </draw:frame>
        <draw:frame draw:style-name="gr6" draw:text-style-name="P11" draw:layer="layout" svg:width="3.6cm" svg:height="1.4cm" svg:x="22.7cm" svg:y="9.8cm">
          <draw:text-box>
            <text:p text:style-name="P10"><text:span text:style-name="T4">Output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auto-grow-height="false" draw:fit-to-size="shrink-to-fit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top="0.4cm" fo:margin-bottom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top="0.3cm" fo:margin-bottom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top="0.2cm" fo:margin-bottom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top="0.1cm" fo:margin-bottom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top="0.1cm" fo:margin-bottom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top="0.1cm" fo:margin-bottom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top="0.1cm" fo:margin-bottom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top="0.1cm" fo:margin-bottom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szám&gt;</text:page-number></text:p>
        </draw:text-box>
      </draw:frame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szám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1:19:42.944085163</meta:creation-date>
    <dc:date>2018-03-02T13:26:50.427818024</dc:date>
    <meta:editing-duration>PT1M36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